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officeooo:paragraph-rsid="00221ac7" style:font-size-asian="12pt" style:font-size-complex="12pt"/>
    </style:style>
    <style:style style:name="P4" style:family="paragraph" style:parent-style-name="List_20_Paragraph">
      <style:text-properties style:font-name="Times New Roman" fo:font-size="12pt" officeooo:rsid="001f93fc" officeooo:paragraph-rsid="001f93fc" style:font-size-asian="12pt" style:font-size-complex="12pt"/>
    </style:style>
    <style:style style:name="P5" style:family="paragraph" style:parent-style-name="Standard" style:master-page-name="Standard">
      <style:paragraph-properties style:page-number="auto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List_20_Paragraph" style:list-style-name="WWNum3">
      <style:text-properties style:font-name="Times New Roman" fo:font-size="12pt" fo:font-weight="bold" officeooo:rsid="001f93fc" officeooo:paragraph-rsid="001f93fc" style:font-size-asian="12pt" style:font-weight-asian="bold" style:font-size-complex="12pt" style:font-weight-complex="bold"/>
    </style:style>
    <style:style style:name="P7" style:family="paragraph" style:parent-style-name="List_20_Paragraph" style:list-style-name="WWNum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List_20_Paragraph" style:list-style-name="L1">
      <style:text-properties style:font-name="Times New Roman" fo:font-size="12pt" officeooo:rsid="001f93fc" officeooo:paragraph-rsid="0026cfd5" style:font-size-asian="12pt" style:font-size-complex="12pt"/>
    </style:style>
    <style:style style:name="P9" style:family="paragraph" style:parent-style-name="List_20_Paragraph" style:list-style-name="L1">
      <style:text-properties style:font-name="Times New Roman" fo:font-size="12pt" officeooo:rsid="0024cef4" officeooo:paragraph-rsid="0026cfd5" style:font-size-asian="12pt" style:font-size-complex="12pt"/>
    </style:style>
    <style:style style:name="P10" style:family="paragraph" style:parent-style-name="List_20_Paragraph" style:list-style-name="L1">
      <style:text-properties style:font-name="Times New Roman" fo:font-size="12pt" officeooo:rsid="00205a1e" officeooo:paragraph-rsid="0026cfd5" style:font-size-asian="12pt" style:font-size-complex="12pt"/>
    </style:style>
    <style:style style:name="P11" style:family="paragraph" style:parent-style-name="List_20_Paragraph" style:list-style-name="WWNum1">
      <style:text-properties style:font-name="Times New Roman" fo:font-size="12pt" officeooo:rsid="00260c4a" officeooo:paragraph-rsid="00260c4a" style:font-size-asian="12pt" style:font-size-complex="12pt"/>
    </style:style>
    <style:style style:name="P12" style:family="paragraph" style:parent-style-name="List_20_Paragraph" style:list-style-name="L1">
      <style:text-properties style:font-name="Times New Roman" fo:font-size="12pt" officeooo:rsid="00260c4a" officeooo:paragraph-rsid="0026cfd5" style:font-size-asian="12pt" style:font-size-complex="12pt"/>
    </style:style>
    <style:style style:name="P13" style:family="paragraph" style:parent-style-name="List_20_Paragraph" style:list-style-name="L2">
      <style:text-properties style:font-name="Times New Roman" fo:font-size="12pt" officeooo:rsid="0026cfd5" officeooo:paragraph-rsid="0026cfd5" style:font-size-asian="12pt" style:font-size-complex="12pt"/>
    </style:style>
    <style:style style:name="P14" style:family="paragraph" style:parent-style-name="List_20_Paragraph" style:list-style-name="WWNum3">
      <style:text-properties style:font-name="Times New Roman" fo:font-size="12pt" officeooo:rsid="0026cfd5" officeooo:paragraph-rsid="0026cfd5" style:font-size-asian="12pt" style:font-size-complex="12pt"/>
    </style:style>
    <style:style style:name="P15" style:family="paragraph" style:parent-style-name="List_20_Paragraph" style:list-style-name="WWNum1">
      <style:text-properties style:font-name="Times New Roman" fo:font-size="12pt" officeooo:rsid="0026cfd5" officeooo:paragraph-rsid="0026cfd5" style:font-size-asian="12pt" style:font-size-complex="12pt"/>
    </style:style>
    <style:style style:name="P16" style:family="paragraph" style:parent-style-name="List_20_Paragraph" style:list-style-name="WWNum3">
      <style:text-properties fo:font-weight="bold" officeooo:rsid="001f93fc" officeooo:paragraph-rsid="001f93fc" style:font-weight-asian="bold" style:font-weight-complex="bold"/>
    </style:style>
    <style:style style:name="P17" style:family="paragraph" style:parent-style-name="List_20_Paragraph" style:list-style-name="L1">
      <style:text-properties officeooo:rsid="001f93fc" officeooo:paragraph-rsid="0026cfd5"/>
    </style:style>
    <style:style style:name="T1" style:family="text">
      <style:text-properties style:font-name="Times New Roman" fo:font-size="12pt" officeooo:rsid="00243cab" style:font-size-asian="12pt" style:font-size-complex="12pt"/>
    </style:style>
    <style:style style:name="T2" style:family="text">
      <style:text-properties officeooo:rsid="0022b9a6"/>
    </style:style>
    <style:style style:name="T3" style:family="text">
      <style:text-properties officeooo:rsid="00243cab"/>
    </style:style>
    <style:style style:name="T4" style:family="text">
      <style:text-properties style:font-name="Times New Roman1" fo:font-size="12pt" officeooo:rsid="00221ac7" style:font-size-asian="12pt" style:font-size-complex="12pt"/>
    </style:style>
    <style:style style:name="T5" style:family="text">
      <style:text-properties style:font-name="Times New Roman1" fo:font-size="12pt" officeooo:rsid="0026cfd5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Team: <text:span text:style-name="T2">Movin On</text:span> <text:s text:c="9"/>Engineer: <text:span text:style-name="T2">Matthew Gould</text:span></text:p>
      <text:p text:style-name="P1"/>
      <text:p text:style-name="P1">What were the outcomes of the prior phase?</text:p>
      <text:list xml:id="list2140793744" text:style-name="WWNum3">
        <text:list-item>
          <text:p text:style-name="P6">What did I plan to do?</text:p>
        </text:list-item>
      </text:list>
      <text:list xml:id="list1139327749" text:style-name="L1">
        <text:list-item>
          <text:p text:style-name="P8"><text:span text:style-name="T3">Continue to c</text:span>ollaborate with Kristen and come up with a <text:span text:style-name="T3">completed</text:span> electrical hardware design.</text:p>
        </text:list-item>
        <text:list-item>
          <text:p text:style-name="P17"><text:span text:style-name="T1">Assist other teammates in determining necessary wire routing.</text:span></text:p>
        </text:list-item>
        <text:list-item>
          <text:p text:style-name="P9">Complete Electrical BOM</text:p>
        </text:list-item>
        <text:list-item>
          <text:p text:style-name="P9">Assemble the documentation needed to program the DSC/MCUs </text:p>
        </text:list-item>
        <text:list-item>
          <text:p text:style-name="P10">Continue motor control algorithm research.</text:p>
        </text:list-item>
        <text:list-item>
          <text:p text:style-name="P9">Develop a formula for relating force sensor output to acceleration and deceleration commands and adjusting for IMU output</text:p>
        </text:list-item>
        <text:list-item>
          <text:p text:style-name="P12">Research Mellow board to determine if dynamic breaking is feasible.</text:p>
        </text:list-item>
      </text:list>
      <text:list xml:id="list21210001161993" text:continue-list="list2140793744" text:style-name="WWNum3">
        <text:list-item>
          <text:p text:style-name="P16">What did I do?</text:p>
        </text:list-item>
      </text:list>
      <text:list xml:id="list3119761460" text:style-name="L2">
        <text:list-item>
          <text:p text:style-name="P13">Research Dynamic breaking</text:p>
        </text:list-item>
        <text:list-item>
          <text:p text:style-name="P13">Move electrical BOM towards competition</text:p>
        </text:list-item>
        <text:list-item>
          <text:p text:style-name="P13">Continue motor algorithm research</text:p>
        </text:list-item>
      </text:list>
      <text:list xml:id="list21208411364183" text:continue-list="list21210001161993" text:style-name="WWNum3">
        <text:list-item>
          <text:p text:style-name="P7">What did I learn? How were plan and reality different?</text:p>
          <text:p text:style-name="P14">I was a lot busier than I thought and I was unable to accomplish a lot of what I had planned to. <text:s/>Next time I should make more realistic goals taking into account the other demands for my time.</text:p>
        </text:list-item>
      </text:list>
      <text:p text:style-name="P4"/>
      <text:p text:style-name="P1"/>
      <text:p text:style-name="P1">Team level goal for next phase</text:p>
      <text:p text:style-name="Standard"><text:span text:style-name="T4"><text:tab/></text:span><text:bookmark text:name="docs-internal-guid-e406ace4-7fff-55c4-e405-b75ab51b2a3b"/><text:span text:style-name="T5">Complete necessary design work over the summer to ready the project for senior design 2.</text:span></text:p>
      <text:p text:style-name="P3"/>
      <text:p text:style-name="P1">What do I plan on doing to ensure that my team has a successful review at the end of the next phase?</text:p>
      <text:list xml:id="list3263460282" text:style-name="WWNum1">
        <text:list-header>
          <text:p text:style-name="P15">1. <text:s/>Test and determine motor parameters for purchased motors (10 hours)</text:p>
          <text:p text:style-name="P15">2. <text:s/>Create a simulink model for the BLDC modified FOC algorithm including the parameterized motor that preforms adequately (50 hours)</text:p>
          <text:p text:style-name="P15">3. <text:s/>Create testbenches in MATLAB that test the algorithm (20 hours).</text:p>
          <text:p text:style-name="P15">4. <text:s/>Convert simulink code to C. <text:s/>Write the code for all MCUs ) and get it to compile (500 hours).</text:p>
          <text:p text:style-name="P15">5. <text:s/>Collaborate with Kristen on FSR design (20 hours).</text:p>
          <text:p text:style-name="P11"/>
        </text:list-header>
      </text:list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y</meta:initial-creator>
    <meta:editing-cycles>8</meta:editing-cycles>
    <meta:creation-date>2018-09-25T21:12:00</meta:creation-date>
    <dc:date>2019-05-07T02:12:07.884274864</dc:date>
    <meta:editing-duration>PT35M11S</meta:editing-duration>
    <meta:generator>LibreOffice/6.0.7.3$Linux_X86_64 LibreOffice_project/00m0$Build-3</meta:generator>
    <meta:document-statistic meta:table-count="0" meta:image-count="0" meta:object-count="0" meta:page-count="2" meta:paragraph-count="24" meta:word-count="278" meta:character-count="1592" meta:non-whitespace-character-count="1333"/>
    <meta:user-defined meta:name="AppVersion">16.00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